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7cm"/>
    </style:style>
    <style:style style:name="co3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2"/>
    <style:style style:name="ce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Power Usage</text:p>
          </table:table-cell>
          <table:table-cell table:number-columns-repeated="3"/>
        </table:table-row>
        <table:table-row table:style-name="ro1">
          <table:table-cell office:value-type="string">
            <text:p>Running 1 Mhz 3.3 V</text:p>
          </table:table-cell>
          <table:table-cell office:value-type="float" office:value="0.85">
            <text:p>0.85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Running 1 Mhz 3.3 V no ADC</text:p>
          </table:table-cell>
          <table:table-cell office:value-type="float" office:value="0.663">
            <text:p>0.66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Running 256 kHz 3.3 V no ADC</text:p>
          </table:table-cell>
          <table:table-cell office:value-type="float" office:value="0.28">
            <text:p>0.28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Running 8 Mhz 3.3 V</text:p>
          </table:table-cell>
          <table:table-cell office:value-type="float" office:value="3.22">
            <text:p>3.22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B LED with 330 ohm 3.3 V</text:p>
          </table:table-cell>
          <table:table-cell office:value-type="float" office:value="1.63">
            <text:p>1.63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R LED with 330 ohm 3.3 V</text:p>
          </table:table-cell>
          <table:table-cell office:value-type="float" office:value="3.97">
            <text:p>3.97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Sleeping 3.3 V</text:p>
          </table:table-cell>
          <table:table-cell table:style-name="ce2" office:value-type="float" office:value="0.006">
            <text:p>0.006</text:p>
          </table:table-cell>
          <table:table-cell office:value-type="string">
            <text:p>mA</text:p>
          </table:table-cell>
          <table:table-cell office:value-type="string">
            <text:p>TOD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Battery</text:p>
          </table:table-cell>
          <table:table-cell table:number-columns-repeated="3"/>
        </table:table-row>
        <table:table-row table:style-name="ro1">
          <table:table-cell office:value-type="string">
            <text:p>Capacity</text:p>
          </table:table-cell>
          <table:table-cell office:value-type="float" office:value="105">
            <text:p>105</text:p>
          </table:table-cell>
          <table:table-cell office:value-type="string">
            <text:p>mAh</text:p>
          </table:table-cell>
          <table:table-cell office:value-type="string">
            <text:p>1.5 V to 1.1 V</text:p>
          </table:table-cell>
        </table:table-row>
        <table:table-row table:style-name="ro1">
          <table:table-cell office:value-type="string">
            <text:p>Internal Resistance</text:p>
          </table:table-cell>
          <table:table-cell office:value-type="float" office:value="20">
            <text:p>20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office:value-type="string">
            <text:p>Voltage</text:p>
          </table:table-cell>
          <table:table-cell office:value-type="float" office:value="1.5">
            <text:p>1.5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Usage</text:p>
          </table:table-cell>
          <table:table-cell table:number-columns-repeated="3"/>
        </table:table-row>
        <table:table-row table:style-name="ro1">
          <table:table-cell office:value-type="string">
            <text:p>Number of LED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LED flash rate</text:p>
          </table:table-cell>
          <table:table-cell office:value-type="float" office:value="1">
            <text:p>1</text:p>
          </table:table-cell>
          <table:table-cell office:value-type="string">
            <text:p>Hz</text:p>
          </table:table-cell>
          <table:table-cell/>
        </table:table-row>
        <table:table-row table:style-name="ro1">
          <table:table-cell office:value-type="string">
            <text:p>LED on time</text:p>
          </table:table-cell>
          <table:table-cell office:value-type="float" office:value="50">
            <text:p>50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 office:value-type="string">
            <text:p>Avg working time/hr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  <table:table-cell office:value-type="string">
            <text:p>This is for CPU and LED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Calculations</text:p>
          </table:table-cell>
          <table:table-cell table:number-columns-repeated="3"/>
        </table:table-row>
        <table:table-row table:style-name="ro1">
          <table:table-cell office:value-type="string">
            <text:p>LED average usage</text:p>
          </table:table-cell>
          <table:table-cell table:style-name="ce3" table:formula="of:=([.B8]+[.B7])/2" office:value-type="float" office:value="2.8">
            <text:p>2.80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LED on %</text:p>
          </table:table-cell>
          <table:table-cell table:style-name="ce4" table:formula="of:=[.B20]/1000*[.B19]" office:value-type="percentage" office:value="0.05">
            <text:p>5.00%</text:p>
          </table:table-cell>
          <table:table-cell table:number-columns-repeated="2"/>
        </table:table-row>
        <table:table-row table:style-name="ro1">
          <table:table-cell office:value-type="string">
            <text:p>LED working usage</text:p>
          </table:table-cell>
          <table:table-cell table:formula="of:=[.B27]*[.B18]*[.B26]" office:value-type="float" office:value="0.56">
            <text:p>0.56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orking %</text:p>
          </table:table-cell>
          <table:table-cell table:style-name="ce4" table:formula="of:=[.B21]/3600" office:value-type="percentage" office:value="0.0166666666666667">
            <text:p>1.67%</text:p>
          </table:table-cell>
          <table:table-cell table:number-columns-repeated="2"/>
        </table:table-row>
        <table:table-row table:style-name="ro1">
          <table:table-cell office:value-type="string">
            <text:p>1 Mhz CPU working usage</text:p>
          </table:table-cell>
          <table:table-cell table:style-name="ce2" table:formula="of:=[.B30]*[.B4]" office:value-type="float" office:value="0.01105">
            <text:p>0.011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LED working usage</text:p>
          </table:table-cell>
          <table:table-cell table:style-name="ce2" table:formula="of:=[.B28]*[.B30]" office:value-type="float" office:value="0.00933333333333333">
            <text:p>0.009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leeping %</text:p>
          </table:table-cell>
          <table:table-cell table:formula="of:=1-[.B30]" office:value-type="percentage" office:value="0.983333333333333">
            <text:p>98.33%</text:p>
          </table:table-cell>
          <table:table-cell table:number-columns-repeated="2"/>
        </table:table-row>
        <table:table-row table:style-name="ro1">
          <table:table-cell office:value-type="string">
            <text:p>CPU sleeping usage</text:p>
          </table:table-cell>
          <table:table-cell table:style-name="ce2" table:formula="of:=[.B9]*[.B34]" office:value-type="float" office:value="0.0059">
            <text:p>0.006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 usage</text:p>
          </table:table-cell>
          <table:table-cell table:style-name="ce2" table:formula="of:=[.B35]+[.B32]+[.B31]" office:value-type="float" office:value="0.0262833333333333">
            <text:p>0.026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orking time</text:p>
          </table:table-cell>
          <table:table-cell table:formula="of:=[.B13]/[.B37]" office:value-type="float" office:value="3994.92707672796">
            <text:p>3994.93</text:p>
          </table:table-cell>
          <table:table-cell office:value-type="string">
            <text:p>hr</text:p>
          </table:table-cell>
          <table:table-cell/>
        </table:table-row>
        <table:table-row table:style-name="ro1">
          <table:table-cell office:value-type="string">
            <text:p>@ 8 hr / day</text:p>
          </table:table-cell>
          <table:table-cell table:formula="of:=[.B39]/8" office:value-type="float" office:value="499.365884590996">
            <text:p>499.37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leeping only time</text:p>
          </table:table-cell>
          <table:table-cell table:formula="of:=[.B13]/[.B35]" office:value-type="float" office:value="17796.6101694915">
            <text:p>17796.61</text:p>
          </table:table-cell>
          <table:table-cell office:value-type="string">
            <text:p>hr</text:p>
          </table:table-cell>
          <table:table-cell/>
        </table:table-row>
        <table:table-row table:style-name="ro1">
          <table:table-cell office:value-type="string">
            <text:p>@ 24 hr / day</text:p>
          </table:table-cell>
          <table:table-cell table:formula="of:=[.B42]/24" office:value-type="float" office:value="741.525423728814">
            <text:p>741.53</text:p>
          </table:table-cell>
          <table:table-cell office:value-type="string">
            <text:p>days</text:p>
          </table:table-cell>
          <table:table-cell/>
        </table:table-row>
      </table:table>
      <table:table table:name="Sheet2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2019-06-16</text:date>, <text:time>00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8M27S</meta:editing-duration>
    <meta:editing-cycles>15</meta:editing-cycles>
    <meta:generator>OpenOffice/4.1.6$Win32 OpenOffice.org_project/416m1$Build-9790</meta:generator>
    <dc:date>2019-06-16T00:25:32.96</dc:date>
    <dc:creator>Clayton 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